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5477" officeooo:paragraph-rsid="001c5477"/>
    </style:style>
    <style:style style:name="P2" style:family="paragraph" style:parent-style-name="Standard">
      <style:text-properties fo:font-size="10.5pt" officeooo:rsid="001c5477" officeooo:paragraph-rsid="001c5477" style:font-size-asian="10.5pt" style:font-size-complex="10.5pt"/>
    </style:style>
    <style:style style:name="P3" style:family="paragraph" style:parent-style-name="Standard">
      <style:text-properties fo:font-size="10.5pt" officeooo:rsid="001f906c" officeooo:paragraph-rsid="001f906c" style:font-size-asian="10.5pt" style:font-size-complex="10.5pt"/>
    </style:style>
    <style:style style:name="P4" style:family="paragraph" style:parent-style-name="Standard">
      <style:text-properties fo:font-size="10.5pt" officeooo:rsid="0024a721" officeooo:paragraph-rsid="0024a721" style:font-size-asian="10.5pt" style:font-size-complex="10.5pt"/>
    </style:style>
    <style:style style:name="P5" style:family="paragraph" style:parent-style-name="Standard">
      <style:text-properties fo:font-size="10.5pt" officeooo:rsid="00270519" officeooo:paragraph-rsid="00270519" style:font-size-asian="10.5pt" style:font-size-complex="10.5pt"/>
    </style:style>
    <style:style style:name="P6" style:family="paragraph" style:parent-style-name="Standard">
      <style:text-properties fo:font-size="10.5pt" officeooo:rsid="0027fe5d" officeooo:paragraph-rsid="0027fe5d" style:font-size-asian="10.5pt" style:font-size-complex="10.5pt"/>
    </style:style>
    <style:style style:name="P7" style:family="paragraph" style:parent-style-name="Standard">
      <style:text-properties fo:font-size="10.5pt" officeooo:rsid="002a1194" officeooo:paragraph-rsid="002a1194" style:font-size-asian="10.5pt" style:font-size-complex="10.5pt"/>
    </style:style>
    <style:style style:name="P8" style:family="paragraph" style:parent-style-name="Standard">
      <style:text-properties fo:font-size="13pt" officeooo:rsid="001c5477" officeooo:paragraph-rsid="001c5477" style:font-size-asian="13pt" style:font-size-complex="13pt"/>
    </style:style>
    <style:style style:name="P9" style:family="paragraph" style:parent-style-name="Standard">
      <style:text-properties officeooo:paragraph-rsid="0024a721"/>
    </style:style>
    <style:style style:name="P10" style:family="paragraph" style:parent-style-name="Standard">
      <style:text-properties officeooo:paragraph-rsid="002a1194"/>
    </style:style>
    <style:style style:name="P11" style:family="paragraph" style:parent-style-name="Standard">
      <style:text-properties officeooo:rsid="002cd552" officeooo:paragraph-rsid="002cd552"/>
    </style:style>
    <style:style style:name="P12" style:family="paragraph" style:parent-style-name="Standard">
      <style:text-properties officeooo:rsid="003592c1" officeooo:paragraph-rsid="003592c1"/>
    </style:style>
    <style:style style:name="P13" style:family="paragraph" style:parent-style-name="Standard">
      <style:text-properties officeooo:rsid="0036a7d4" officeooo:paragraph-rsid="0036a7d4"/>
    </style:style>
    <style:style style:name="P14" style:family="paragraph" style:parent-style-name="Standard">
      <style:text-properties fo:font-size="12pt" officeooo:rsid="002c2612" officeooo:paragraph-rsid="002c2612" style:font-size-asian="12pt" style:font-size-complex="12pt"/>
    </style:style>
    <style:style style:name="P15" style:family="paragraph" style:parent-style-name="Standard">
      <style:text-properties fo:font-size="12pt" officeooo:rsid="002abe15" officeooo:paragraph-rsid="002abe15" style:font-size-asian="12pt" style:font-size-complex="12pt"/>
    </style:style>
    <style:style style:name="P16" style:family="paragraph" style:parent-style-name="Standard">
      <style:text-properties fo:font-size="12pt" officeooo:rsid="002a1194" officeooo:paragraph-rsid="002a1194" style:font-size-asian="12pt" style:font-size-complex="12pt"/>
    </style:style>
    <style:style style:name="P17" style:family="paragraph" style:parent-style-name="Standard">
      <style:text-properties fo:font-size="12pt" officeooo:rsid="0027fe5d" officeooo:paragraph-rsid="0027fe5d" style:font-size-asian="12pt" style:font-size-complex="12pt"/>
    </style:style>
    <style:style style:name="P18" style:family="paragraph" style:parent-style-name="Standard">
      <style:text-properties fo:font-size="12pt" officeooo:rsid="00270519" officeooo:paragraph-rsid="00270519" style:font-size-asian="12pt" style:font-size-complex="12pt"/>
    </style:style>
    <style:style style:name="P19" style:family="paragraph" style:parent-style-name="Standard">
      <style:text-properties fo:font-size="12pt" officeooo:rsid="0024a721" officeooo:paragraph-rsid="0024a721" style:font-size-asian="12pt" style:font-size-complex="12pt"/>
    </style:style>
    <style:style style:name="P20" style:family="paragraph" style:parent-style-name="Standard">
      <style:text-properties fo:font-size="12pt" officeooo:paragraph-rsid="001cafb5" style:font-size-asian="12pt" style:font-size-complex="12pt"/>
    </style:style>
    <style:style style:name="P21" style:family="paragraph" style:parent-style-name="Standard">
      <style:text-properties fo:font-size="12pt" officeooo:rsid="003592c1" officeooo:paragraph-rsid="003592c1" style:font-size-asian="12pt" style:font-size-complex="12pt"/>
    </style:style>
    <style:style style:name="P22" style:family="paragraph" style:parent-style-name="Standard">
      <style:text-properties officeooo:rsid="0038bd88" officeooo:paragraph-rsid="0038bd88"/>
    </style:style>
    <style:style style:name="P23" style:family="paragraph" style:parent-style-name="Standard">
      <style:text-properties officeooo:paragraph-rsid="001f906c"/>
    </style:style>
    <style:style style:name="P24" style:family="paragraph" style:parent-style-name="Table_20_Contents">
      <style:text-properties officeooo:rsid="003a9c18" officeooo:paragraph-rsid="003a9c18"/>
    </style:style>
    <style:style style:name="P25" style:family="paragraph" style:parent-style-name="Table_20_Contents">
      <style:text-properties officeooo:rsid="003ad451" officeooo:paragraph-rsid="003ad451"/>
    </style:style>
    <style:style style:name="P26" style:family="paragraph" style:parent-style-name="Standard">
      <style:text-properties fo:font-size="10.5pt" officeooo:rsid="002abe15" officeooo:paragraph-rsid="002a1194" style:font-size-asian="10.5pt" style:font-size-complex="10.5pt"/>
    </style:style>
    <style:style style:name="P27" style:family="paragraph" style:parent-style-name="Standard">
      <style:text-properties fo:font-size="10.5pt" officeooo:rsid="002abe15" officeooo:paragraph-rsid="002abe15" style:font-size-asian="10.5pt" style:font-size-complex="10.5pt"/>
    </style:style>
    <style:style style:name="P28" style:family="paragraph" style:parent-style-name="Standard">
      <style:text-properties fo:font-size="10.5pt" officeooo:rsid="002cb800" officeooo:paragraph-rsid="002cb800" style:font-size-asian="10.5pt" style:font-size-complex="10.5pt"/>
    </style:style>
    <style:style style:name="P29" style:family="paragraph" style:parent-style-name="Standard">
      <style:text-properties fo:font-size="10.5pt" officeooo:rsid="003276c4" officeooo:paragraph-rsid="002cd552" style:font-size-asian="10.5pt" style:font-size-complex="10.5pt"/>
    </style:style>
    <style:style style:name="P30" style:family="paragraph" style:parent-style-name="Standard">
      <style:text-properties fo:font-size="10.5pt" officeooo:rsid="0038bd88" officeooo:paragraph-rsid="0038bd88" style:font-size-asian="10.5pt" style:font-size-complex="10.5pt"/>
    </style:style>
    <style:style style:name="P31" style:family="paragraph" style:parent-style-name="Standard">
      <style:text-properties officeooo:rsid="003759e9" officeooo:paragraph-rsid="003759e9"/>
    </style:style>
    <style:style style:name="P32" style:family="paragraph" style:parent-style-name="Standard">
      <style:text-properties officeooo:rsid="003f8c3d" officeooo:paragraph-rsid="003f8c3d"/>
    </style:style>
    <style:style style:name="T1" style:family="text">
      <style:text-properties officeooo:rsid="001cafb5"/>
    </style:style>
    <style:style style:name="T2" style:family="text">
      <style:text-properties officeooo:rsid="001d72cc"/>
    </style:style>
    <style:style style:name="T3" style:family="text">
      <style:text-properties fo:font-size="10.5pt" style:font-size-asian="10.5pt" style:font-size-complex="10.5pt"/>
    </style:style>
    <style:style style:name="T4" style:family="text">
      <style:text-properties fo:font-size="10.5pt" officeooo:rsid="0024a721" style:font-size-asian="10.5pt" style:font-size-complex="10.5pt"/>
    </style:style>
    <style:style style:name="T5" style:family="text">
      <style:text-properties fo:font-size="10.5pt" officeooo:rsid="0025fc6d" style:font-size-asian="10.5pt" style:font-size-complex="10.5pt"/>
    </style:style>
    <style:style style:name="T6" style:family="text">
      <style:text-properties fo:font-size="10.5pt" officeooo:rsid="0027fe5d" style:font-size-asian="10.5pt" style:font-size-complex="10.5pt"/>
    </style:style>
    <style:style style:name="T7" style:family="text">
      <style:text-properties fo:font-size="10.5pt" officeooo:rsid="002a1194" style:font-size-asian="10.5pt" style:font-size-complex="10.5pt"/>
    </style:style>
    <style:style style:name="T8" style:family="text">
      <style:text-properties fo:font-size="10.5pt" officeooo:rsid="002abe15" style:font-size-asian="10.5pt" style:font-size-complex="10.5pt"/>
    </style:style>
    <style:style style:name="T9" style:family="text">
      <style:text-properties fo:font-size="10.5pt" officeooo:rsid="002eefe4" style:font-size-asian="10.5pt" style:font-size-complex="10.5pt"/>
    </style:style>
    <style:style style:name="T10" style:family="text">
      <style:text-properties fo:font-size="10.5pt" officeooo:rsid="0030753c" style:font-size-asian="10.5pt" style:font-size-complex="10.5pt"/>
    </style:style>
    <style:style style:name="T11" style:family="text">
      <style:text-properties fo:font-size="10.5pt" officeooo:rsid="0030a0f3" style:font-size-asian="10.5pt" style:font-size-complex="10.5pt"/>
    </style:style>
    <style:style style:name="T12" style:family="text">
      <style:text-properties fo:font-size="10.5pt" officeooo:rsid="003276c4" style:font-size-asian="10.5pt" style:font-size-complex="10.5pt"/>
    </style:style>
    <style:style style:name="T13" style:family="text">
      <style:text-properties fo:font-size="10.5pt" officeooo:rsid="00342b15" style:font-size-asian="10.5pt" style:font-size-complex="10.5pt"/>
    </style:style>
    <style:style style:name="T14" style:family="text">
      <style:text-properties fo:font-size="10.5pt" officeooo:rsid="0034f279" style:font-size-asian="10.5pt" style:font-size-complex="10.5pt"/>
    </style:style>
    <style:style style:name="T15" style:family="text">
      <style:text-properties fo:font-size="10.5pt" officeooo:rsid="003759e9" style:font-size-asian="10.5pt" style:font-size-complex="10.5pt"/>
    </style:style>
    <style:style style:name="T16" style:family="text">
      <style:text-properties fo:font-size="10.5pt" officeooo:rsid="001f906c" style:font-size-asian="10.5pt" style:font-size-complex="10.5pt"/>
    </style:style>
    <style:style style:name="T17" style:family="text">
      <style:text-properties fo:font-size="10.5pt" officeooo:rsid="003d4d6a" style:font-size-asian="10.5pt" style:font-size-complex="10.5pt"/>
    </style:style>
    <style:style style:name="T18" style:family="text">
      <style:text-properties fo:font-size="10.5pt" officeooo:rsid="00214a1d" style:font-size-asian="10.5pt" style:font-size-complex="10.5pt"/>
    </style:style>
    <style:style style:name="T19" style:family="text">
      <style:text-properties fo:font-size="10.5pt" officeooo:rsid="00229b79" style:font-size-asian="10.5pt" style:font-size-complex="10.5pt"/>
    </style:style>
    <style:style style:name="T20" style:family="text">
      <style:text-properties fo:font-size="10.5pt" officeooo:rsid="00244f26" style:font-size-asian="10.5pt" style:font-size-complex="10.5pt"/>
    </style:style>
    <style:style style:name="T21" style:family="text">
      <style:text-properties fo:font-size="10.5pt" officeooo:rsid="003e16cc" style:font-size-asian="10.5pt" style:font-size-complex="10.5pt"/>
    </style:style>
    <style:style style:name="T22" style:family="text">
      <style:text-properties fo:font-size="10.5pt" officeooo:rsid="003eaccf" style:font-size-asian="10.5pt" style:font-size-complex="10.5pt"/>
    </style:style>
    <style:style style:name="T23" style:family="text">
      <style:text-properties officeooo:rsid="002820d3"/>
    </style:style>
    <style:style style:name="T24" style:family="text">
      <style:text-properties officeooo:rsid="003276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ott Owen James</text:p>
      <text:p text:style-name="P1">Daniel Phan</text:p>
      <text:p text:style-name="P1"/>
      <text:p text:style-name="P1"/>
      <text:p text:style-name="P1">Computer Graphics coursework 2 report</text:p>
      <text:p text:style-name="P1"/>
      <text:p text:style-name="P1"/>
      <text:p text:style-name="P8">Tasks Completed:</text:p>
      <text:p text:style-name="P1"/>
      <text:p text:style-name="P2">Basic scenery of miniature chapel produced using groups of multiple objects. Using complex objects constructed from code.</text:p>
      <text:p text:style-name="P2"/>
      <text:p text:style-name="P2"/>
      <text:p text:style-name="P20"><text:span text:style-name="T1">C</text:span><text:span text:style-name="T2">amera</text:span><text:span text:style-name="T1"> Controls</text:span></text:p>
      <text:p text:style-name="P23"><text:span text:style-name="T16">(Camera Responds to changes in size of window), (camera movement is frame-rate independent). Camera moves in response to users input on </text:span><text:span text:style-name="T17">WASD </text:span><text:span text:style-name="T16">keys in the standard directions </text:span><text:span text:style-name="T18">as they relate to the current direction of the camera. Q and W can also be used to move directly up and down, </text:span><text:span text:style-name="T19">all of these can get a speed increase/decrease from shift/control</text:span><text:span text:style-name="T18">. Moving the mouse moves the direction the camera is facing. </text:span><text:span text:style-name="T20">Vector and matrix classes have both been fully implemented, as evidenced by camera movements and the number of translations made to arrange the scenery.</text:span></text:p>
      <text:p text:style-name="P3"/>
      <text:p text:style-name="P19">Lighting</text:p>
      <text:p text:style-name="P9"><text:span text:style-name="T4">An array of six point lights are fed into the shader to be used for full illumination. </text:span><text:span text:style-name="T5">All lighting follows the Blinn-Phong model and appears to be implemented correctly. </text:span><text:span text:style-name="T6">It was difficult to fine tune this, the model is not 100% accurate and with a scenery of limited complexity it was difficult to tell the difference between a errors made and uncanny valley.</text:span></text:p>
      <text:p text:style-name="P4"/>
      <text:p text:style-name="P18">Animated object</text:p>
      <text:p text:style-name="P5"/>
      <text:p text:style-name="P17">Diffuse/Specular/Emissive</text:p>
      <text:p text:style-name="P6"/>
      <text:p text:style-name="P6">Emissive material <text:span text:style-name="T23">is just an untarnished block, mostly unaffected by any light sources, with specular effects just barely being visible and light sources otherwise not affecting it.</text:span></text:p>
      <text:p text:style-name="P6"/>
      <text:p text:style-name="P6"/>
      <text:p text:style-name="P16">Texture mapping</text:p>
      <text:p text:style-name="P7"/>
      <text:p text:style-name="P10"><text:span text:style-name="T7">Applied texturing to all objects, only some of them were calculated correctly, others just had random input to fill up the buffer to the right place. Was successful and was able to add the texture that came with the coursework to the scenery with little difficulty. </text:span><text:span text:style-name="T8">Used the stb_image.h third party library to achieve this.</text:span></text:p>
      <text:p text:style-name="P26"/>
      <text:p text:style-name="P15">Light sources</text:p>
      <text:p text:style-name="P27"/>
      <text:p text:style-name="P13"><text:span text:style-name="T3">Directional lighting </text:span><text:span text:style-name="T15">was achieved with minimal difficulty.</text:span></text:p>
      <text:p text:style-name="P31"><text:span text:style-name="T3">Point lighting </text:span><text:span text:style-name="T22">and spot lighting</text:span><text:span text:style-name="T3"> was also achieved.</text:span></text:p>
      <text:p text:style-name="P32"><text:span text:style-name="T3">Was unsure if the requirement of the coursework was 3 lights or 3 types of light, either way this has been achieved, the directional light affects everything in the scene. The 6 point lights are in the main sitting area at the centre of the transparent textured cylinders, the aim was to make lamps. The spotlight affects the top of the mammoth skeleton, it’s set with values such that it makes what it touches blue, as the last colour applied it can completely change the previous colours.</text:span></text:p>
      <text:p text:style-name="P27"/>
      <text:p text:style-name="P14">Models</text:p>
      <text:p text:style-name="P28">Used multiple .obj files in the project, a woolly mammoth and chairs. The hardest part of this was finding free models online that fit the scene.</text:p>
      <text:p text:style-name="P28"/>
      <text:p text:style-name="P28"/>
      <text:p text:style-name="P11"><text:span text:style-name="T3">Transparency and alpha blending/</text:span><text:span text:style-name="T9">masking</text:span></text:p>
      <text:p text:style-name="P11"><text:soft-page-break/><text:span text:style-name="T3">Transparency was achieved by enabling the transparency function, had some issues with this that only the background colours would show unless the gl_enable() methods were put in a specific order, </text:span><text:span text:style-name="T10">not sure why. </text:span><text:span text:style-name="T11">Next ordered the transparent objects by distance from the camera, did this by putting it in a map function, checking if space occupied then adding a small amount to map close by. </text:span><text:span text:style-name="T12">Then drew them in reverse order so transparent objects could be seen through each other, though would have that same effect if 2 objects were close together. </text:span><text:span text:style-name="T13">The opacity values of the material and texture are combined to produce a final opacity value in the shader. If both opacities are zero the fragment is discarded immediately, using both at once to measure allows for both to have effects, as shown by the stain</text:span><text:span text:style-name="T14">ed</text:span><text:span text:style-name="T13"> glass windows frames.</text:span></text:p>
      <text:p text:style-name="P29"/>
      <text:p text:style-name="P29"/>
      <text:p text:style-name="P21"><text:span text:style-name="T24">A</text:span>dditional things</text:p>
      <text:p text:style-name="P21"/>
      <text:p text:style-name="P21">JellyFish</text:p>
      <text:p text:style-name="P21"/>
      <text:p text:style-name="P21"/>
      <text:p text:style-name="P21">Screenshot</text:p>
      <text:p text:style-name="P12"><text:span text:style-name="T3">Every image of the system so far has been taken using the screenshot function: reads pixel data to buffer, passes it to the custom writer, reverses the pixels so they’re back to normal, creates a name for the image and save to the main area. </text:span><text:span text:style-name="T21">It’s tied to the enter button, while it works the frame rate does take a noticeable hit when it runs, this happens at pixel reversal, not sure how I could have improved it.</text:span></text:p>
      <text:p text:style-name="P29"/>
      <text:p text:style-name="P29"/>
      <text:p text:style-name="P22"><text:span text:style-name="T12">A</text:span><text:span text:style-name="T3">ppendix – Credit section</text:span></text:p>
      <text:p text:style-name="P30"/>
      <table:table table:name="Table1" table:style-name="Table1">
        <table:table-column table:style-name="Table1.A"/>
        <table:table-column table:style-name="Table1.B"/>
        <table:table-row table:style-name="TableLine94315648710400">
          <table:table-cell table:style-name="Table1.A1" office:value-type="string">
            <text:p text:style-name="P24">Item</text:p>
          </table:table-cell>
          <table:table-cell table:style-name="Table1.B1" office:value-type="string">
            <text:p text:style-name="P24">Credit</text:p>
          </table:table-cell>
        </table:table-row>
        <table:table-row table:style-name="TableLine94315648772992">
          <table:table-cell table:style-name="Table1.A2" office:value-type="string">
            <text:p text:style-name="P24">Camera movement</text:p>
          </table:table-cell>
          <table:table-cell table:style-name="Table1.B2" office:value-type="string">
            <text:p text:style-name="P24">Daniel</text:p>
          </table:table-cell>
        </table:table-row>
        <table:table-row table:style-name="TableLine94315648774304">
          <table:table-cell table:style-name="Table1.A2" office:value-type="string">
            <text:p text:style-name="P25">Vec4/vec3/mat/etc <text:s/>files used</text:p>
          </table:table-cell>
          <table:table-cell table:style-name="Table1.B2" office:value-type="string">
            <text:p text:style-name="P25">Daniel</text:p>
          </table:table-cell>
        </table:table-row>
        <table:table-row table:style-name="TableLine94315648774944">
          <table:table-cell table:style-name="Table1.A2" office:value-type="string">
            <text:p text:style-name="P24">Scenery layout</text:p>
          </table:table-cell>
          <table:table-cell table:style-name="Table1.B2" office:value-type="string">
            <text:p text:style-name="P24">Scott</text:p>
          </table:table-cell>
        </table:table-row>
        <table:table-row table:style-name="TableLine94315648775664">
          <table:table-cell table:style-name="Table1.A2" office:value-type="string">
            <text:p text:style-name="P24">Point lights</text:p>
          </table:table-cell>
          <table:table-cell table:style-name="Table1.B2" office:value-type="string">
            <text:p text:style-name="P24">Scott</text:p>
          </table:table-cell>
        </table:table-row>
        <table:table-row table:style-name="TableLine94315648776464">
          <table:table-cell table:style-name="Table1.A2" office:value-type="string">
            <text:p text:style-name="P24">Blinn-Phong shading implemented</text:p>
          </table:table-cell>
          <table:table-cell table:style-name="Table1.B2" office:value-type="string">
            <text:p text:style-name="P24">Scott</text:p>
          </table:table-cell>
        </table:table-row>
        <table:table-row table:style-name="TableLine94315648777216">
          <table:table-cell table:style-name="Table1.A2" office:value-type="string">
            <text:p text:style-name="P24">Animated Door</text:p>
          </table:table-cell>
          <table:table-cell table:style-name="Table1.B2" office:value-type="string">
            <text:p text:style-name="P24">Daniel</text:p>
          </table:table-cell>
        </table:table-row>
        <table:table-row table:style-name="TableLine94315648778016">
          <table:table-cell table:style-name="Table1.A2" office:value-type="string">
            <text:p text:style-name="P24">Diffuse/Spec/Emissive</text:p>
          </table:table-cell>
          <table:table-cell table:style-name="Table1.B2" office:value-type="string">
            <text:p text:style-name="P24">Scott</text:p>
          </table:table-cell>
        </table:table-row>
        <table:table-row table:style-name="TableLine94315648778816">
          <table:table-cell table:style-name="Table1.A2" office:value-type="string">
            <text:p text:style-name="P24">Texturing</text:p>
          </table:table-cell>
          <table:table-cell table:style-name="Table1.B2" office:value-type="string">
            <text:p text:style-name="P24">Scott</text:p>
          </table:table-cell>
        </table:table-row>
        <table:table-row table:style-name="TableLine94315648779536">
          <table:table-cell table:style-name="Table1.A2" office:value-type="string">
            <text:p text:style-name="P24">Normals</text:p>
          </table:table-cell>
          <table:table-cell table:style-name="Table1.B2" office:value-type="string">
            <text:p text:style-name="P24">Scott</text:p>
          </table:table-cell>
        </table:table-row>
        <table:table-row table:style-name="TableLine94315648780336">
          <table:table-cell table:style-name="Table1.A2" office:value-type="string">
            <text:p text:style-name="P24">Loading Models</text:p>
          </table:table-cell>
          <table:table-cell table:style-name="Table1.B2" office:value-type="string">
            <text:p text:style-name="P24">Scott</text:p>
          </table:table-cell>
        </table:table-row>
        <table:table-row table:style-name="TableLine94315648781136">
          <table:table-cell table:style-name="Table1.A2" office:value-type="string">
            <text:p text:style-name="P24">Transparency</text:p>
          </table:table-cell>
          <table:table-cell table:style-name="Table1.B2" office:value-type="string">
            <text:p text:style-name="P24">Scott</text:p>
          </table:table-cell>
        </table:table-row>
        <table:table-row table:style-name="TableLine94315648781936">
          <table:table-cell table:style-name="Table1.A2" office:value-type="string">
            <text:p text:style-name="P24">Screenshots</text:p>
          </table:table-cell>
          <table:table-cell table:style-name="Table1.B2" office:value-type="string">
            <text:p text:style-name="P24">Scott</text:p>
          </table:table-cell>
        </table:table-row>
        <table:table-row table:style-name="TableLine94315648782736">
          <table:table-cell table:style-name="Table1.A2" office:value-type="string">
            <text:p text:style-name="Table_20_Contents"/>
          </table:table-cell>
          <table:table-cell table:style-name="Table1.B2" office:value-type="string">
            <text:p text:style-name="Table_20_Contents"/>
          </table:table-cell>
        </table:table-row>
        <table:table-row table:style-name="TableLine94315648783536">
          <table:table-cell table:style-name="Table1.A2" office:value-type="string">
            <text:p text:style-name="Table_20_Contents"/>
          </table:table-cell>
          <table:table-cell table:style-name="Table1.B2" office:value-type="string">
            <text:p text:style-name="Table_20_Contents"/>
          </table:table-cell>
        </table:table-row>
        <table:table-row table:style-name="TableLine94315648784336">
          <table:table-cell table:style-name="Table1.A2" office:value-type="string">
            <text:p text:style-name="Table_20_Contents"/>
          </table:table-cell>
          <table:table-cell table:style-name="Table1.B2" office:value-type="string">
            <text:p text:style-name="Table_20_Contents"/>
          </table:table-cell>
        </table:table-row>
      </table:table>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02:11:35.959567823</meta:creation-date>
    <meta:generator>LibreOffice/6.4.7.2$Linux_X86_64 LibreOffice_project/40$Build-2</meta:generator>
    <dc:date>2022-12-22T16:27:09.492713217</dc:date>
    <meta:editing-duration>PT4H47M58S</meta:editing-duration>
    <meta:editing-cycles>38</meta:editing-cycles>
    <meta:document-statistic meta:table-count="1" meta:image-count="0" meta:object-count="0" meta:page-count="2" meta:paragraph-count="53" meta:word-count="672" meta:character-count="4071" meta:non-whitespace-character-count="3450"/>
  </office:meta>
</office:document-meta>
</file>